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6.3cm" svg:height="14.6cm" svg:x="1.5cm" svg:y="2cm">
          <text:p text:style-name="P1"><text:span text:style-name="T1">main.c</text:span></text:p>
          <text:p text:style-name="P1"/>
          <text:p text:style-name="P1">Init()</text:p>
          <text:p text:style-name="P1">→ init all functions</text:p>
          <text:p text:style-name="P1">Test LEDs</text:p>
          <text:p text:style-name="P1">Test Motors</text:p>
          <text:p text:style-name="P1"/>
          <text:p text:style-name="P1">Loop forever</text:p>
          <text:p text:style-name="P1">{</text:p>
          <text:p text:style-name="P1"><text:s text:c="2"/><text:span text:style-name="T2">Light_Intensity==0?</text:span></text:p>
          <text:p text:style-name="P1"><text:s text:c="2"/>(is at light source)</text:p>
          <text:p text:style-name="P1"><text:s text:c="2"/>→ drive away fast</text:p>
          <text:p text:style-name="P1"><text:tab/></text:p>
          <text:p text:style-name="P1"><text:s/><text:span text:style-name="T2"><text:s/></text:span><text:span text:style-name="T2">good_bearing?</text:span></text:p>
          <text:p text:style-name="P1"><text:s text:c="2"/>→ braitenberg</text:p>
          <text:p text:style-name="P1"/>
          <text:p text:style-name="P1"><text:span text:style-name="T2"><text:s text:c="2"/></text:span><text:span text:style-name="T2">else?</text:span></text:p>
          <text:p text:style-name="P1"><text:s text:c="2"/>→ random walk</text:p>
          <text:p text:style-name="P1">}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1" draw:id="id1" draw:layer="layout" svg:width="8.7cm" svg:height="4.1cm" svg:x="8.5cm" svg:y="2cm">
          <text:p text:style-name="P1"><text:span text:style-name="T1">ISR(TimerB0,TimerB0_ISR)</text:span></text:p>
          <text:p text:style-name="P1"/>
          <text:p text:style-name="P1">→ ADC_Grab() (@ ADC10.c)</text:p>
          <text:p text:style-name="P1"><text:tab/>→ Start ADC conversion</text:p>
          <text:p text:style-name="P1">→ send I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8.7cm" svg:height="2.3cm" svg:x="8.5cm" svg:y="6.5cm">
          <text:p text:style-name="P1"><text:span text:style-name="T1">ISR(TimerA1,TimerA1_ISR)</text:span></text:p>
          <text:p text:style-name="P1"/>
          <text:p text:style-name="P1">→ receive I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layer="layout" svg:width="8.7cm" svg:height="3.1cm" svg:x="8.4cm" svg:y="16.1cm">
          <text:p text:style-name="P1"><text:span text:style-name="T1">ISR(TimerA0,TimerA0_ISR)</text:span></text:p>
          <text:p text:style-name="P1"/>
          <text:p text:style-name="P1">→ should never be triggered</text:p>
          <text:p text:style-name="P1"><text:tab/>Not used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2" draw:text-style-name="P1" draw:layer="layout" svg:width="8.7cm" svg:height="3.1cm" svg:x="18cm" svg:y="16.1cm">
          <text:p text:style-name="P1"><text:span text:style-name="T1">ISR(TimerB1,TimerB1_ISR)</text:span></text:p>
          <text:p text:style-name="P1"/>
          <text:p text:style-name="P1">→ should neber be triggered</text:p>
          <text:p text:style-name="P1"><text:tab/>Not use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2" draw:id="id2" draw:layer="layout" svg:width="8.7cm" svg:height="4.7cm" svg:x="19.6cm" svg:y="2cm">
          <text:p text:style-name="P1"><text:span text:style-name="T1">ISR(ADC10,ADC_ISR)</text:span></text:p>
          <text:p text:style-name="P1">Triggered when ADC conver-</text:p>
          <text:p text:style-name="P1">Ion is ready.</text:p>
          <text:p text:style-name="P1">→ cyclic change channels</text:p>
          <text:p text:style-name="P1"><text:tab/>PD1/2/3, Batt, Food0/1</text:p>
          <text:p text:style-name="P1">→ read ADC valu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17.2cm" svg:y1="4.05cm" svg:x2="19.6cm" svg:y2="4.35cm" draw:start-shape="id1" draw:start-glue-point="7" draw:end-shape="id2" draw:end-glue-point="5" svg:d="m17200 4050h1201v300h1199">
          <text:p/>
        </draw:connector>
        <draw:custom-shape draw:style-name="gr1" draw:text-style-name="P1" draw:layer="layout" svg:width="10cm" svg:height="4.1cm" svg:x="18.2cm" svg:y="10.8cm">
          <text:p text:style-name="P1"><text:span text:style-name="T1">motor.c</text:span></text:p>
          <text:p text:style-name="P1"><text:span text:style-name="T1">ISR(WATCHDOG,WatchdogISR)</text:span></text:p>
          <text:p text:style-name="P1"/>
          <text:p text:style-name="P1">→ Random walking (if enabled)</text:p>
          <text:p text:style-name="P1">→ Generate motor PWM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xml:id="id4" draw:id="id4" draw:layer="layout" svg:width="8.7cm" svg:height="4.3cm" svg:x="8.4cm" svg:y="10.7cm">
          <text:p text:style-name="P1"><text:span text:style-name="T1">./behav/braitenberg.c</text:span></text:p>
          <text:p text:style-name="P1">→ Implement Braitenberg </text:p>
          <text:p text:style-name="P1">behavior based on PD1/2/3 </text:p>
          <text:p text:style-name="P1">Readings.</text:p>
          <text:p text:style-name="P1"/>
          <text:p text:style-name="P1">→ Control motors 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7.8cm" svg:y1="9.3cm" svg:x2="12.75cm" svg:y2="10.7cm" draw:start-shape="id3" draw:start-glue-point="7" draw:end-shape="id4" draw:end-glue-point="4" svg:d="m7800 9300h4950v14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niel Bartz</meta:initial-creator>
    <meta:creation-date>2012-10-13T23:19:47</meta:creation-date>
    <dc:date>2012-10-13T23:50:01</dc:date>
    <dc:creator>Daniel Bartz</dc:creator>
    <meta:editing-duration>PT25M33S</meta:editing-duration>
    <meta:editing-cycles>12</meta:editing-cycles>
    <meta:generator>LibreOffice/3.5$Linux_X86_64 LibreOffice_project/350m1$Build-2</meta:generator>
    <meta:document-statistic meta:object-count="10"/>
  </office:meta>
</office:document-meta>
</file>